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P2" style:parent-style-name="Normal" style:family="paragraph">
      <style:paragraph-properties fo:text-align="justify" style:vertical-align="auto" fo:line-height="150%"/>
      <style:text-properties fo:hyphenate="true"/>
    </style:style>
    <style:style style:name="T3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4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5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6" style:parent-style-name="Normal" style:family="paragraph">
      <style:paragraph-properties fo:text-align="justify" style:vertical-align="auto" fo:line-height="150%"/>
      <style:text-properties fo:hyphenate="true"/>
    </style:style>
    <style:style style:name="T7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8" style:parent-style-name="Normal" style:family="paragraph">
      <style:paragraph-properties fo:text-align="justify" style:vertical-align="auto" fo:line-height="150%"/>
      <style:text-properties fo:hyphenate="true"/>
    </style:style>
    <style:style style:name="T9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10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11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12" style:parent-style-name="Normal" style:family="paragraph">
      <style:paragraph-properties fo:text-align="justify" style:vertical-align="auto" fo:line-height="150%"/>
      <style:text-properties fo:hyphenate="true"/>
    </style:style>
    <style:style style:name="T13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14" style:parent-style-name="Normal" style:family="paragraph">
      <style:paragraph-properties fo:text-align="justify" style:vertical-align="auto" fo:line-height="150%"/>
      <style:text-properties fo:hyphenate="true"/>
    </style:style>
    <style:style style:name="T15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16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17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18" style:parent-style-name="Normal" style:family="paragraph">
      <style:paragraph-properties fo:text-align="justify" style:vertical-align="auto" fo:line-height="150%"/>
      <style:text-properties fo:hyphenate="true"/>
    </style:style>
    <style:style style:name="T19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20" style:parent-style-name="Normal" style:family="paragraph">
      <style:paragraph-properties fo:text-align="justify" style:vertical-align="auto" fo:line-height="150%"/>
      <style:text-properties fo:hyphenate="true"/>
    </style:style>
    <style:style style:name="T21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22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T23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  <style:style style:name="P24" style:parent-style-name="Normal" style:family="paragraph">
      <style:paragraph-properties fo:text-align="justify" style:vertical-align="auto" fo:line-height="150%"/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5" style:parent-style-name="Normal" style:family="paragraph">
      <style:paragraph-properties fo:text-align="justify" style:vertical-align="auto" fo:line-height="150%"/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6" style:parent-style-name="Normal" style:family="paragraph">
      <style:paragraph-properties fo:text-align="justify" style:vertical-align="auto" fo:line-height="150%"/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 fo:hyphenate="true"/>
    </style:style>
    <style:style style:name="P27" style:parent-style-name="Normal" style:family="paragraph">
      <style:paragraph-properties fo:text-align="justify" style:vertical-align="auto" fo:line-height="150%"/>
      <style:text-properties fo:hyphenate="true"/>
    </style:style>
    <style:style style:name="T28" style:parent-style-name="Fonteparág.padrão" style:family="text">
      <style:text-properties style:font-name="Calibri" style:font-name-asian="Times New Roman" style:font-name-complex="Calibri" style:letter-kerning="false" fo:font-size="10pt" style:font-size-asian="10pt" style:font-size-complex="10pt" style:language-asian="pt" style:country-asian="BR" style:language-complex="ar" style:country-complex="SA"/>
    </style:style>
  </office:automatic-styles>
  <office:body>
    <office:text text:use-soft-page-breaks="true">
      <text:p text:style-name="P1"/>
      <text:p text:style-name="Standard"/>
      <text:p text:style-name="Standard">14 novembro – parte de análise</text:p>
      <text:p text:style-name="Standard">19 de novembro - sem aula</text:p>
      <text:p text:style-name="Standard">21 de novembro – design</text:p>
      <text:p text:style-name="Standard">26, 28 de novembro – linguagem de programação</text:p>
      <text:p text:style-name="Standard">03, 05 dezembro - exercícios</text:p>
      <text:p text:style-name="Standard">10, 12, 14 dezembro – seminário</text:p>
      <text:p text:style-name="Standard">17 a 21 dezembro – Robotino corrida – quarta-feira dia 19</text:p>
      <text:p text:style-name="Standard">quais documentos devem ser apresentados...</text:p>
      <text:p text:style-name="Standard">importante domínio do processo</text:p>
      <text:p text:style-name="Normal"/>
      <text:p text:style-name="P2"><text:span text:style-name="T3">O trabalho final da disciplina, como já mencionamos, será a corrida de obstáculos com Robotino. Cada equipe irá d</text:span><text:span text:style-name="T4">e</text:span><text:span text:style-name="T5">senvolver um software para controlar o Robotino e documentar o processo de desenvolvimento com os documentos já disponibilizados pelo professor Vicente. A seguir uma descrição do que deve ser desenvolvido no projeto, onde vocês podem definir os requisitos do sistema:</text:span></text:p>
      <text:p text:style-name="P6"><text:span text:style-name="T7"> </text:span></text:p>
      <text:p text:style-name="P8"><text:span text:style-name="T9">"A corrida se caracteriza o Robotino percorrer de um ponto A até um ponto B, no menor tempo possível, evitando obstáculos. O local onde será a corrida, será numa área retangular, sem inclinações, onde o ponto A será uma das bordas do retângulo e o ponto B, a borda oposta. O Robotino não pode sair da área demarcada pela corrida. Os obst</text:span><text:span text:style-name="T10">á</text:span><text:span text:style-name="T11">culos serão simples resmas de papel espalhadas pelo caminho em diferentes posições e Robotino não pode empurrar os obstáculos durante a corrida.</text:span></text:p>
      <text:p text:style-name="P12"><text:span text:style-name="T13"> </text:span></text:p>
      <text:p text:style-name="P14"><text:span text:style-name="T15">O software pode ser desenvolvido em quaisquer uma das linguagens de programação orientadas à objetos da API disponível pela Festo e deve possuir uma interface gráfica de interação com usuário, minha recomendação pessoal seria usar Java e apenas uma linguagem de programação. O Robotino deve ser posicionado no ponto A, e após iniciar o programa, ele deve conseguir chegar até o ponto B sem quaisquer tipos de interferência externa ou input no sof</text:span><text:span text:style-name="T16">t</text:span><text:span text:style-name="T17">ware, caso haja uma falha durante o percurso, a corrida poderá ser reiniciada somente uma vez. Ao iniciar o percurso o software deve gerar uma cartografia do percurso em execução, para que o caminho escolhido possa ser usado na segunda corrida, onde todos correrão com um caminho salvo do trajeto anterior.</text:span></text:p>
      <text:p text:style-name="P18"><text:span text:style-name="T19"> </text:span></text:p>
      <text:p text:style-name="P20"><text:span text:style-name="T21">Para que a corrida seja a mais justa possível, todas as equipes correrão no mesmo percurso com os obstáculos nas mesmas posições, e equipe vencedora será aquela que obtiver a menor média dos dois trajetos. Quanto aos algori</text:span><text:span text:style-name="T22">t</text:span><text:span text:style-name="T23">mos de “path finding” e como usuário interage com a GUI, ficará a critério das equipes, desde que respeite as regras descritas anteriormente”</text:span></text:p>
      <text:p text:style-name="P24"/>
      <text:p text:style-name="P25">2 gerente: Anderson, Mikaela</text:p>
      <text:p text:style-name="P26">3 desenvolvimento: Adriano, Edmilson, Rebeca</text:p>
      <text:p text:style-name="P27"><text:span text:style-name="T28">2 teste: Paulo Henrique, João</text:span></text:p>
      <text:p text:style-name="Normal"/>
      <text:p text:style-name="Standard">Principais documentos:</text:p>
      <text:p text:style-name="Standard">Planejamento de projeto</text:p>
      <text:p text:style-name="Standard">Documento de requisitos<text:s/>– 16 de novembro</text:p>
      <text:soft-page-break/>
      <text:p text:style-name="Standard">Análise<text:s/></text:p>
      <text:p text:style-name="Standard">Design</text:p>
      <text:p text:style-name="Standard">Implementação - codigo fonte</text:p>
      <text:p text:style-name="Standard">Testes</text:p>
      <text:p text:style-name="Standard">Aceitação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/>
    <style:font-face style:name="AR PL SungtiL GB" svg:font-family="AR PL SungtiL GB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" svg:font-family="Calibri" style:font-family-generic="swiss" style:font-pitch="variable" svg:panose-1="2 15 5 2 2 2 4 3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AR PL SungtiL GB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meta:initial-creator>Beca Nunes Rodrigues</meta:initial-creator>
    <dc:creator>Beca Nunes Rodrigues</dc:creator>
    <meta:creation-date>2018-11-12T08:28:00Z</meta:creation-date>
    <dc:date>2018-11-12T17:41:00Z</dc:date>
    <meta:template xlink:href="Normal" xlink:type="simple"/>
    <meta:editing-cycles>1</meta:editing-cycles>
    <meta:editing-duration>PT2820S</meta:editing-duration>
    <meta:document-statistic meta:page-count="2" meta:paragraph-count="5" meta:word-count="401" meta:character-count="2565" meta:row-count="18" meta:non-whitespace-character-count="2169"/>
  </office:meta>
</office:document-meta>
</file>